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in" fo:margin-left="0.5042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2285in"/>
    </style:style>
    <style:style style:name="Table1.B" style:family="table-column">
      <style:table-column-properties style:column-width="0.9583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9382in"/>
    </style:style>
    <style:style style:name="Table1.1" style:family="table-row">
      <style:table-row-properties fo:keep-together="auto"/>
    </style:style>
    <style:style style:name="Table1.A1" style:family="table-cell" style:data-style-name="N100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1.2" style:family="table-row">
      <style:table-row-properties style:min-row-height="0.2979in" fo:keep-together="auto"/>
    </style:style>
    <style:style style:name="Table1.A2" style:family="table-cell" style:data-style-name="N10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3" style:family="table-row">
      <style:table-row-properties style:min-row-height="0.3125in" fo:keep-together="auto"/>
    </style:style>
    <style:style style:name="Table1.B3" style:family="table-cell" style:data-style-name="N0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0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 style:data-style-name="N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 style:data-style-name="N10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1.B7" style:family="table-cell" style:data-style-name="N0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7" style:family="table-cell" style:data-style-name="N0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7" style:family="table-cell" style:data-style-name="N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3" style:family="table">
      <style:table-properties style:width="5.375in" fo:margin-left="0.8167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0.9167in"/>
    </style:style>
    <style:style style:name="Table3.B" style:family="table-column">
      <style:table-column-properties style:column-width="1.7292in"/>
    </style:style>
    <style:style style:name="Table3.C" style:family="table-column">
      <style:table-column-properties style:column-width="1.3542in"/>
    </style:style>
    <style:style style:name="Table3.D" style:family="table-column">
      <style:table-column-properties style:column-width="1.375in"/>
    </style:style>
    <style:style style:name="Table3.1" style:family="table-row">
      <style:table-row-properties fo:keep-together="auto"/>
    </style:style>
    <style:style style:name="Table3.A1" style:family="table-cell" style:data-style-name="N100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style:vertical-align="middle"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1" style:family="table-cell">
      <style:table-cell-properties style:vertical-align="middle"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D1" style:family="table-cell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3.A2" style:family="table-cell" style:data-style-name="N10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2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3" style:family="table-cell" style:data-style-name="N0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3" style:family="table-cell" style:data-style-name="N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B5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5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5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6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B7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B8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8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8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9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B10" style:family="table-cell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10" style:family="table-cell" style:data-style-name="N0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D10" style:family="table-cell" style:data-style-name="N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4" style:family="table">
      <style:table-properties style:width="3.875in" fo:margin-left="0.9417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25in"/>
    </style:style>
    <style:style style:name="Table4.1" style:family="table-row">
      <style:table-row-properties fo:keep-together="auto"/>
    </style:style>
    <style:style style:name="Table4.A1" style:family="table-cell" style:data-style-name="N100">
      <style:table-cell-properties fo:background-color="#b2b2b2" fo:padding="0in" fo:border="0.75pt solid #666666" style:writing-mode="page">
        <style:background-image/>
      </style:table-cell-properties>
    </style:style>
    <style:style style:name="Table4.A2" style:family="table-cell" style:data-style-name="N10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7" style:family="table-cell" style:data-style-name="N100">
      <style:table-cell-properties fo:background-color="transparent" fo:padding="0in" fo:border="0.75pt solid #666666" style:writing-mode="page">
        <style:background-image/>
      </style:table-cell-properties>
    </style:style>
    <style:style style:name="Table4.B7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C7" style:family="table-cell" style:data-style-name="N0">
      <style:table-cell-properties fo:background-color="transparent" fo:padding="0in" fo:border="0.75pt solid #666666" style:writing-mode="page">
        <style:background-image/>
      </style:table-cell-properties>
    </style:style>
    <style:style style:name="Table2" style:family="table" style:master-page-name="">
      <style:table-properties style:width="5.9375in" fo:margin-left="0.1083in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0.8854in"/>
    </style:style>
    <style:style style:name="Table2.B" style:family="table-column">
      <style:table-column-properties style:column-width="0.8646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0.8125in"/>
    </style:style>
    <style:style style:name="Table2.F" style:family="table-column">
      <style:table-column-properties style:column-width="0.9375in"/>
    </style:style>
    <style:style style:name="Table2.1" style:family="table-row">
      <style:table-row-properties fo:keep-together="auto"/>
    </style:style>
    <style:style style:name="Table2.A1" style:family="table-cell" style:data-style-name="N100">
      <style:table-cell-properties style:vertical-align="middle" fo:background-color="#b2b2b2" fo:padding="0in" fo:border="0.75pt solid #666666" style:writing-mode="page">
        <style:background-image/>
      </style:table-cell-properties>
    </style:style>
    <style:style style:name="Table2.B1" style:family="table-cell" style:data-style-name="N100">
      <style:table-cell-properties style:vertical-align="middle"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 style:data-style-name="N10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F2" style:family="table-cell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G2" style:family="table-cell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 style:data-style-name="N0">
      <style:table-cell-properties style:vertical-align="middle"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E3" style:family="table-cell" style:data-style-name="N0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G3" style:family="table-cell" style:data-style-name="N0">
      <style:table-cell-properties style:vertical-align="middle"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C4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5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6" style:family="table-cell">
      <style:table-cell-properties style:vertical-align="middle"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7" style:family="table-cell" style:data-style-name="N10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7" style:family="table-cell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E7" style:family="table-cell" style:data-style-name="N0">
      <style:table-cell-properties style:vertical-align="middle"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G7" style:family="table-cell" style:data-style-name="N0">
      <style:table-cell-properties style:vertical-align="middle" fo:background-color="transparent" fo:padding="0in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4b3a" officeooo:paragraph-rsid="00054b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4b3a" officeooo:paragraph-rsid="0005c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5e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edea" officeooo:paragraph-rsid="0005ed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68f22" officeooo:paragraph-rsid="00068f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87694" officeooo:paragraph-rsid="000876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ccff" officeooo:paragraph-rsid="0005c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officeooo:paragraph-rsid="0005ccff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c65d4" officeooo:paragraph-rsid="000c65d4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4b3a" officeooo:paragraph-rsid="00054b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4b3a" officeooo:paragraph-rsid="0005c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4b3a" officeooo:paragraph-rsid="000c65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87694" officeooo:paragraph-rsid="000876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ccff" officeooo:paragraph-rsid="0005c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c65d4" officeooo:paragraph-rsid="000c65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ccff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Simple Grid Columns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float" office:value="0">
            <text:p text:style-name="P2">My Model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float" office:value="0">
            <text:p text:style-name="P2">Image Size</text:p>
          </table:table-cell>
          <table:table-cell table:style-name="Table1.B2" office:value-type="string">
            <text:p text:style-name="P2">64x64</text:p>
          </table:table-cell>
          <table:table-cell table:style-name="Table1.C2" office:value-type="string">
            <text:p text:style-name="P2">96x96</text:p>
          </table:table-cell>
          <table:table-cell table:style-name="Table1.D2" office:value-type="string">
            <text:p text:style-name="P2">128x128</text:p>
          </table:table-cell>
        </table:table-row>
        <table:table-row table:style-name="Table1.3">
          <table:table-cell table:style-name="Table1.A2" office:value-type="float" office:value="0">
            <text:p text:style-name="P2">Accuracy</text:p>
          </table:table-cell>
          <table:table-cell table:style-name="Table1.B3" office:value-type="float" office:value="0.62">
            <text:p text:style-name="P2">0.62</text:p>
          </table:table-cell>
          <table:table-cell table:style-name="Table1.C3" office:value-type="float" office:value="0.63">
            <text:p text:style-name="P2">0.63</text:p>
          </table:table-cell>
          <table:table-cell table:style-name="Table1.D3" office:value-type="float" office:value="0.61">
            <text:p text:style-name="P2">0.61</text:p>
          </table:table-cell>
        </table:table-row>
        <table:table-row table:style-name="Table1.3">
          <table:table-cell table:style-name="Table1.A2" office:value-type="float" office:value="0">
            <text:p text:style-name="P2">Precision</text:p>
          </table:table-cell>
          <table:table-cell table:style-name="Table1.B3" office:value-type="float" office:value="0.63">
            <text:p text:style-name="P2">0.63</text:p>
          </table:table-cell>
          <table:table-cell table:style-name="Table1.C3" office:value-type="float" office:value="0.65">
            <text:p text:style-name="P4">0.65</text:p>
          </table:table-cell>
          <table:table-cell table:style-name="Table1.D3" office:value-type="float" office:value="0.61">
            <text:p text:style-name="P2">0.61</text:p>
          </table:table-cell>
        </table:table-row>
        <table:table-row table:style-name="Table1.3">
          <table:table-cell table:style-name="Table1.A2" office:value-type="float" office:value="0">
            <text:p text:style-name="P2">Recall</text:p>
          </table:table-cell>
          <table:table-cell table:style-name="Table1.B3" office:value-type="float" office:value="0.49">
            <text:p text:style-name="P2">0.49</text:p>
          </table:table-cell>
          <table:table-cell table:style-name="Table1.C3" office:value-type="float" office:value="0.58">
            <text:p text:style-name="P8">0.58</text:p>
          </table:table-cell>
          <table:table-cell table:style-name="Table1.D3" office:value-type="float" office:value="0.56">
            <text:p text:style-name="P2">0.56</text:p>
          </table:table-cell>
        </table:table-row>
        <table:table-row table:style-name="Table1.3">
          <table:table-cell table:style-name="Table1.A2" office:value-type="float" office:value="0">
            <text:p text:style-name="P2">F1</text:p>
          </table:table-cell>
          <table:table-cell table:style-name="Table1.B3" office:value-type="float" office:value="0.55">
            <text:p text:style-name="P2">0.55</text:p>
          </table:table-cell>
          <table:table-cell table:style-name="Table1.C3" office:value-type="float" office:value="0.61">
            <text:p text:style-name="P8">0.61</text:p>
          </table:table-cell>
          <table:table-cell table:style-name="Table1.D3" office:value-type="float" office:value="0.58">
            <text:p text:style-name="P2">0.58</text:p>
          </table:table-cell>
        </table:table-row>
        <table:table-row table:style-name="Table1.3">
          <table:table-cell table:style-name="Table1.A7" office:value-type="float" office:value="0">
            <text:p text:style-name="P2">AUROC</text:p>
          </table:table-cell>
          <table:table-cell table:style-name="Table1.B7" office:value-type="float" office:value="0.61">
            <text:p text:style-name="P2">0.61</text:p>
          </table:table-cell>
          <table:table-cell table:style-name="Table1.C7" office:value-type="float" office:value="0.63">
            <text:p text:style-name="P8">0.63</text:p>
          </table:table-cell>
          <table:table-cell table:style-name="Table1.D7" office:value-type="float" office:value="0.61">
            <text:p text:style-name="P2">0.61</text:p>
          </table:table-cell>
        </table:table-row>
      </table:table>
      <text:p text:style-name="Standard"/>
      <text:p text:style-name="P10"/>
      <table:table table:name="Table3" table:style-name="Table3" table:template-name="Simple Grid Columns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>
            <text:p text:style-name="P1"/>
          </table:table-cell>
          <table:table-cell table:style-name="Table3.B1" office:value-type="string">
            <text:p text:style-name="P6">Metrics</text:p>
          </table:table-cell>
          <table:table-cell table:style-name="Table3.C1" office:value-type="string">
            <text:p text:style-name="P6">My Model</text:p>
          </table:table-cell>
          <table:table-cell table:style-name="Table3.D1" office:value-type="string">
            <text:p text:style-name="P6">Xception</text:p>
          </table:table-cell>
        </table:table-row>
        <table:table-row table:style-name="Table3.1">
          <table:table-cell table:style-name="Table3.A2" table:number-rows-spanned="3" office:value-type="float" office:value="0">
            <text:p text:style-name="P6">Finger</text:p>
          </table:table-cell>
          <table:table-cell table:style-name="Table3.B2" office:value-type="string">
            <text:p text:style-name="P6">Acc/Prec/Recall</text:p>
          </table:table-cell>
          <table:table-cell table:style-name="Table3.C2" office:value-type="string">
            <text:p text:style-name="P6">0.68/0.73/0.66</text:p>
          </table:table-cell>
          <table:table-cell table:style-name="Table3.D2" office:value-type="string">
            <text:p text:style-name="P7">0.58/0.69/0.58</text:p>
          </table:table-cell>
        </table:table-row>
        <table:table-row table:style-name="Table3.1">
          <table:covered-table-cell/>
          <table:table-cell table:style-name="Table3.B3" office:value-type="string">
            <text:p text:style-name="P6">F1</text:p>
          </table:table-cell>
          <table:table-cell table:style-name="Table3.C3" office:value-type="float" office:value="0.69">
            <text:p text:style-name="P6">0.69</text:p>
          </table:table-cell>
          <table:table-cell table:style-name="Table3.D3" office:value-type="float" office:value="0.64">
            <text:p text:style-name="P7">0.64</text:p>
          </table:table-cell>
        </table:table-row>
        <table:table-row table:style-name="Table3.1">
          <table:covered-table-cell/>
          <table:table-cell table:style-name="Table3.B4" office:value-type="string">
            <text:p text:style-name="P6">AUROC</text:p>
          </table:table-cell>
          <table:table-cell table:style-name="Table3.C3" office:value-type="float" office:value="0.69">
            <text:p text:style-name="P6">0.69</text:p>
          </table:table-cell>
          <table:table-cell table:style-name="Table3.D3" office:value-type="float" office:value="0.57">
            <text:p text:style-name="P7">0.57</text:p>
          </table:table-cell>
        </table:table-row>
        <table:table-row table:style-name="Table3.1">
          <table:table-cell table:style-name="Table3.A2" table:number-rows-spanned="3" office:value-type="float" office:value="0">
            <text:p text:style-name="P6">Forearm</text:p>
          </table:table-cell>
          <table:table-cell table:style-name="Table3.B5" office:value-type="string">
            <text:p text:style-name="P6">Acc/Prec/Recall</text:p>
          </table:table-cell>
          <table:table-cell table:style-name="Table3.C5" office:value-type="string">
            <text:p text:style-name="P6">0.64/0.62/0.74</text:p>
          </table:table-cell>
          <table:table-cell table:style-name="Table3.D5" office:value-type="string">
            <text:p text:style-name="P4">0.57/0.55/0.80</text:p>
          </table:table-cell>
        </table:table-row>
        <table:table-row table:style-name="Table3.1">
          <table:covered-table-cell/>
          <table:table-cell table:style-name="Table3.B6" office:value-type="string">
            <text:p text:style-name="P6">F1</text:p>
          </table:table-cell>
          <table:table-cell table:style-name="Table3.C3" office:value-type="float" office:value="0.67">
            <text:p text:style-name="P6">0.67</text:p>
          </table:table-cell>
          <table:table-cell table:style-name="Table3.D3" office:value-type="float" office:value="0.65">
            <text:p text:style-name="P5">0.65</text:p>
          </table:table-cell>
        </table:table-row>
        <table:table-row table:style-name="Table3.1">
          <table:covered-table-cell/>
          <table:table-cell table:style-name="Table3.B7" office:value-type="string">
            <text:p text:style-name="P6">AUROC</text:p>
          </table:table-cell>
          <table:table-cell table:style-name="Table3.C3" office:value-type="float" office:value="0.64">
            <text:p text:style-name="P6">0.64</text:p>
          </table:table-cell>
          <table:table-cell table:style-name="Table3.D3" office:value-type="float" office:value="0.57">
            <text:p text:style-name="P5">0.57</text:p>
          </table:table-cell>
        </table:table-row>
        <table:table-row table:style-name="Table3.1">
          <table:table-cell table:style-name="Table3.A2" table:number-rows-spanned="3" office:value-type="float" office:value="0">
            <text:p text:style-name="P6">Wrist</text:p>
          </table:table-cell>
          <table:table-cell table:style-name="Table3.B8" office:value-type="string">
            <text:p text:style-name="P6">Acc/Prec/Recall</text:p>
          </table:table-cell>
          <table:table-cell table:style-name="Table3.C8" office:value-type="string">
            <text:p text:style-name="P6">0.70/0.68/0.65</text:p>
          </table:table-cell>
          <table:table-cell table:style-name="Table3.D8" office:value-type="string">
            <text:p text:style-name="P5">0.66/0.69/0.45</text:p>
          </table:table-cell>
        </table:table-row>
        <table:table-row table:style-name="Table3.1">
          <table:covered-table-cell/>
          <table:table-cell table:style-name="Table3.B9" office:value-type="string">
            <text:p text:style-name="P6">F1</text:p>
          </table:table-cell>
          <table:table-cell table:style-name="Table3.C3" office:value-type="float" office:value="0.66">
            <text:p text:style-name="P6">0.66</text:p>
          </table:table-cell>
          <table:table-cell table:style-name="Table3.D3" office:value-type="float" office:value="0.55">
            <text:p text:style-name="P5">0.55</text:p>
          </table:table-cell>
        </table:table-row>
        <table:table-row table:style-name="Table3.1">
          <table:covered-table-cell/>
          <table:table-cell table:style-name="Table3.B10" office:value-type="string">
            <text:p text:style-name="P6">AUROC</text:p>
          </table:table-cell>
          <table:table-cell table:style-name="Table3.C10" office:value-type="float" office:value="0.7">
            <text:p text:style-name="P6">0.7</text:p>
          </table:table-cell>
          <table:table-cell table:style-name="Table3.D10" office:value-type="float" office:value="0.64">
            <text:p text:style-name="P5">0.64</text:p>
          </table:table-cell>
        </table:table-row>
      </table:table>
      <text:p text:style-name="P10"/>
      <table:table table:name="Table4" table:style-name="Table4" table:template-name="Simple Grid Columns">
        <table:table-column table:style-name="Table4.A"/>
        <table:table-column table:style-name="Table4.B" table:number-columns-repeated="2"/>
        <table:table-row table:style-name="Table4.1">
          <table:table-cell table:style-name="Table4.A1" table:number-columns-spanned="3" office:value-type="float" office:value="0">
            <text:p text:style-name="P8">Xception</text:p>
          </table:table-cell>
          <table:covered-table-cell/>
          <table:covered-table-cell/>
        </table:table-row>
        <table:table-row table:style-name="Table4.1">
          <table:table-cell table:style-name="Table4.A2" office:value-type="float" office:value="0">
            <text:p text:style-name="P3">Image Size</text:p>
          </table:table-cell>
          <table:table-cell table:style-name="Table4.B2" office:value-type="string">
            <text:p text:style-name="P3">96x96</text:p>
          </table:table-cell>
          <table:table-cell table:style-name="Table4.C2" office:value-type="string">
            <text:p text:style-name="P3">128x128</text:p>
          </table:table-cell>
        </table:table-row>
        <table:table-row table:style-name="Table4.1">
          <table:table-cell table:style-name="Table4.A2" office:value-type="float" office:value="0">
            <text:p text:style-name="P3">Accuracy</text:p>
          </table:table-cell>
          <table:table-cell table:style-name="Table4.B3" office:value-type="float" office:value="0.62">
            <text:p text:style-name="P9">0.62</text:p>
          </table:table-cell>
          <table:table-cell table:style-name="Table4.C3" office:value-type="float" office:value="0.63">
            <text:p text:style-name="P9">0.63</text:p>
          </table:table-cell>
        </table:table-row>
        <table:table-row table:style-name="Table4.1">
          <table:table-cell table:style-name="Table4.A2" office:value-type="float" office:value="0">
            <text:p text:style-name="P3">Precision</text:p>
          </table:table-cell>
          <table:table-cell table:style-name="Table4.B3" office:value-type="float" office:value="0.62">
            <text:p text:style-name="P9">0.62</text:p>
          </table:table-cell>
          <table:table-cell table:style-name="Table4.C3" office:value-type="float" office:value="0.67">
            <text:p text:style-name="P3">0.6<text:span text:style-name="T1">7</text:span></text:p>
          </table:table-cell>
        </table:table-row>
        <table:table-row table:style-name="Table4.1">
          <table:table-cell table:style-name="Table4.A2" office:value-type="float" office:value="0">
            <text:p text:style-name="P3">Recall</text:p>
          </table:table-cell>
          <table:table-cell table:style-name="Table4.B3" office:value-type="float" office:value="0.56">
            <text:p text:style-name="P9">0.56</text:p>
          </table:table-cell>
          <table:table-cell table:style-name="Table4.C3" office:value-type="float" office:value="0.45">
            <text:p text:style-name="P3">0.<text:span text:style-name="T1">45</text:span></text:p>
          </table:table-cell>
        </table:table-row>
        <table:table-row table:style-name="Table4.1">
          <table:table-cell table:style-name="Table4.A2" office:value-type="float" office:value="0">
            <text:p text:style-name="P3">F1</text:p>
          </table:table-cell>
          <table:table-cell table:style-name="Table4.B3" office:value-type="float" office:value="0.59">
            <text:p text:style-name="P9">0.59</text:p>
          </table:table-cell>
          <table:table-cell table:style-name="Table4.C3" office:value-type="float" office:value="0.54">
            <text:p text:style-name="P3">0.<text:span text:style-name="T1">54</text:span></text:p>
          </table:table-cell>
        </table:table-row>
        <table:table-row table:style-name="Table4.1">
          <table:table-cell table:style-name="Table4.A7" office:value-type="float" office:value="0">
            <text:p text:style-name="P3">AUROC</text:p>
          </table:table-cell>
          <table:table-cell table:style-name="Table4.B7" office:value-type="float" office:value="0.61">
            <text:p text:style-name="P9">0.61</text:p>
          </table:table-cell>
          <table:table-cell table:style-name="Table4.C7" office:value-type="float" office:value="0.62">
            <text:p text:style-name="P3">0.6<text:span text:style-name="T1">2</text:span></text:p>
          </table:table-cell>
        </table:table-row>
      </table:table>
      <table:table table:name="Table2" table:style-name="Table2" table:template-name="Simple Grid Columns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 table:style-name="Table2.1">
          <table:table-cell table:style-name="Table2.A1" office:value-type="float" office:value="0">
            <text:p text:style-name="P14">Image Size</text:p>
          </table:table-cell>
          <table:table-cell table:style-name="Table2.B1" table:number-columns-spanned="2" office:value-type="float" office:value="0">
            <text:p text:style-name="P17">64x64</text:p>
          </table:table-cell>
          <table:covered-table-cell/>
          <table:table-cell table:style-name="Table2.B1" table:number-columns-spanned="2" office:value-type="float" office:value="0">
            <text:p text:style-name="P11">96x96</text:p>
          </table:table-cell>
          <table:covered-table-cell/>
          <table:table-cell table:style-name="Table2.B1" table:number-columns-spanned="2" office:value-type="float" office:value="0">
            <text:p text:style-name="P11">128x128</text:p>
          </table:table-cell>
          <table:covered-table-cell/>
        </table:table-row>
        <table:table-row table:style-name="Table2.1">
          <table:table-cell table:style-name="Table2.A2" office:value-type="float" office:value="0">
            <text:p text:style-name="P17">Model</text:p>
          </table:table-cell>
          <table:table-cell table:style-name="Table2.B2" office:value-type="string">
            <text:p text:style-name="P17">My Model</text:p>
          </table:table-cell>
          <table:table-cell table:style-name="Table2.C2" office:value-type="string">
            <text:p text:style-name="P11">Xception</text:p>
          </table:table-cell>
          <table:table-cell table:style-name="Table2.D2" office:value-type="string">
            <text:p text:style-name="P17">My Model</text:p>
          </table:table-cell>
          <table:table-cell table:style-name="Table2.E2" office:value-type="string">
            <text:p text:style-name="P11">Xception</text:p>
          </table:table-cell>
          <table:table-cell table:style-name="Table2.F2" office:value-type="string">
            <text:p text:style-name="P17">My Model</text:p>
          </table:table-cell>
          <table:table-cell table:style-name="Table2.G2" office:value-type="string">
            <text:p text:style-name="P11">Xception</text:p>
          </table:table-cell>
        </table:table-row>
        <table:table-row table:style-name="Table2.1">
          <table:table-cell table:style-name="Table2.A2" office:value-type="float" office:value="0">
            <text:p text:style-name="P2">Accuracy</text:p>
          </table:table-cell>
          <table:table-cell table:style-name="Table2.B3" office:value-type="float" office:value="0.62">
            <text:p text:style-name="P2">0.62</text:p>
          </table:table-cell>
          <table:table-cell table:style-name="Table2.C3" office:value-type="string">
            <text:p text:style-name="P4">-</text:p>
          </table:table-cell>
          <table:table-cell table:style-name="Table2.B3" office:value-type="float" office:value="0.63">
            <text:p text:style-name="P2">0.63</text:p>
          </table:table-cell>
          <table:table-cell table:style-name="Table2.E3" office:value-type="float" office:value="0.62">
            <text:p text:style-name="P9">0.62</text:p>
          </table:table-cell>
          <table:table-cell table:style-name="Table2.B3" office:value-type="float" office:value="0.61">
            <text:p text:style-name="P2">0.61</text:p>
          </table:table-cell>
          <table:table-cell table:style-name="Table2.G3" office:value-type="float" office:value="0.63">
            <text:p text:style-name="P9">0.63</text:p>
          </table:table-cell>
        </table:table-row>
        <table:table-row table:style-name="Table2.1">
          <table:table-cell table:style-name="Table2.A2" office:value-type="float" office:value="0">
            <text:p text:style-name="P2">Precision</text:p>
          </table:table-cell>
          <table:table-cell table:style-name="Table2.B3" office:value-type="float" office:value="0.63">
            <text:p text:style-name="P2">0.63</text:p>
          </table:table-cell>
          <table:table-cell table:style-name="Table2.C4" office:value-type="string">
            <text:p text:style-name="P4">-</text:p>
          </table:table-cell>
          <table:table-cell table:style-name="Table2.B3" office:value-type="float" office:value="0.65">
            <text:p text:style-name="P4">0.65</text:p>
          </table:table-cell>
          <table:table-cell table:style-name="Table2.E3" office:value-type="float" office:value="0.62">
            <text:p text:style-name="P9">0.62</text:p>
          </table:table-cell>
          <table:table-cell table:style-name="Table2.B3" office:value-type="float" office:value="0.61">
            <text:p text:style-name="P2">0.61</text:p>
          </table:table-cell>
          <table:table-cell table:style-name="Table2.G3" office:value-type="float" office:value="0.67">
            <text:p text:style-name="P3">0.6<text:span text:style-name="T1">7</text:span></text:p>
          </table:table-cell>
        </table:table-row>
        <table:table-row table:style-name="Table2.1">
          <table:table-cell table:style-name="Table2.A2" office:value-type="float" office:value="0">
            <text:p text:style-name="P2">Recall</text:p>
          </table:table-cell>
          <table:table-cell table:style-name="Table2.B3" office:value-type="float" office:value="0.49">
            <text:p text:style-name="P2">0.49</text:p>
          </table:table-cell>
          <table:table-cell table:style-name="Table2.C5" office:value-type="string">
            <text:p text:style-name="P4">-</text:p>
          </table:table-cell>
          <table:table-cell table:style-name="Table2.B3" office:value-type="float" office:value="0.58">
            <text:p text:style-name="P8">0.58</text:p>
          </table:table-cell>
          <table:table-cell table:style-name="Table2.E3" office:value-type="float" office:value="0.56">
            <text:p text:style-name="P9">0.56</text:p>
          </table:table-cell>
          <table:table-cell table:style-name="Table2.B3" office:value-type="float" office:value="0.56">
            <text:p text:style-name="P2">0.56</text:p>
          </table:table-cell>
          <table:table-cell table:style-name="Table2.G3" office:value-type="float" office:value="0.45">
            <text:p text:style-name="P3">0.<text:span text:style-name="T1">45</text:span></text:p>
          </table:table-cell>
        </table:table-row>
        <table:table-row table:style-name="Table2.1">
          <table:table-cell table:style-name="Table2.A2" office:value-type="float" office:value="0">
            <text:p text:style-name="P2">F1</text:p>
          </table:table-cell>
          <table:table-cell table:style-name="Table2.B3" office:value-type="float" office:value="0.55">
            <text:p text:style-name="P2">0.55</text:p>
          </table:table-cell>
          <table:table-cell table:style-name="Table2.C6" office:value-type="string">
            <text:p text:style-name="P4">-</text:p>
          </table:table-cell>
          <table:table-cell table:style-name="Table2.B3" office:value-type="float" office:value="0.61">
            <text:p text:style-name="P8">0.61</text:p>
          </table:table-cell>
          <table:table-cell table:style-name="Table2.E3" office:value-type="float" office:value="0.59">
            <text:p text:style-name="P9">0.59</text:p>
          </table:table-cell>
          <table:table-cell table:style-name="Table2.B3" office:value-type="float" office:value="0.58">
            <text:p text:style-name="P2">0.58</text:p>
          </table:table-cell>
          <table:table-cell table:style-name="Table2.G3" office:value-type="float" office:value="0.54">
            <text:p text:style-name="P3">0.<text:span text:style-name="T1">54</text:span></text:p>
          </table:table-cell>
        </table:table-row>
        <table:table-row table:style-name="Table2.1">
          <table:table-cell table:style-name="Table2.A7" office:value-type="float" office:value="0">
            <text:p text:style-name="P2">AUROC</text:p>
          </table:table-cell>
          <table:table-cell table:style-name="Table2.B7" office:value-type="float" office:value="0.61">
            <text:p text:style-name="P2">0.61</text:p>
          </table:table-cell>
          <table:table-cell table:style-name="Table2.C7" office:value-type="string">
            <text:p text:style-name="P4">-</text:p>
          </table:table-cell>
          <table:table-cell table:style-name="Table2.B7" office:value-type="float" office:value="0.63">
            <text:p text:style-name="P8">0.63</text:p>
          </table:table-cell>
          <table:table-cell table:style-name="Table2.E7" office:value-type="float" office:value="0.61">
            <text:p text:style-name="P9">0.61</text:p>
          </table:table-cell>
          <table:table-cell table:style-name="Table2.B7" office:value-type="float" office:value="0.61">
            <text:p text:style-name="P2">0.61</text:p>
          </table:table-cell>
          <table:table-cell table:style-name="Table2.G7" office:value-type="float" office:value="0.62">
            <text:p text:style-name="P3">0.6<text:span text:style-name="T1">2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2:49:49.830138714</meta:creation-date>
    <dc:date>2019-11-07T17:12:46.591946707</dc:date>
    <meta:editing-duration>PT3H32M9S</meta:editing-duration>
    <meta:editing-cycles>5</meta:editing-cycles>
    <meta:generator>LibreOffice/6.0.7.3$Linux_X86_64 LibreOffice_project/00m0$Build-3</meta:generator>
    <meta:document-statistic meta:table-count="4" meta:image-count="0" meta:object-count="0" meta:page-count="1" meta:paragraph-count="123" meta:word-count="131" meta:character-count="678" meta:non-whitespace-character-count="670"/>
  </office:meta>
</office:document-meta>
</file>